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iti TC" svg:font-family="'Heiti T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eiti TC" fo:font-weight="bold"/>
    </style:style>
    <style:style style:name="P2" style:family="paragraph" style:parent-style-name="Standard">
      <style:text-properties style:font-name="Heiti TC" fo:font-weight="bold"/>
    </style:style>
    <style:style style:name="P3" style:family="paragraph" style:parent-style-name="Standard" style:list-style-name="L1">
      <style:text-properties style:font-name="Heiti TC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7314422660483734" text:style-name="L1">
        <text:list-item>
          <text:p text:style-name="P3">Previous programmer has written NamedDrawable class. </text:p>
        </text:list-item>
        <text:list-item>
          <text:p text:style-name="P3">Write FirstPageTest</text:p>
          <text:p text:style-name="P3">a. explain Junit testing, Instrumentation testing</text:p>
          <text:p text:style-name="P3">b. explain Espresso</text:p>
          <text:p text:style-name="P3">b. explain ActivityTestRule</text:p>
          <text:p text:style-name="P3">c. show test working.</text:p>
        </text:list-item>
        <text:list-item>
          <text:p text:style-name="P3">Replace main views with a ViewPager</text:p>
        </text:list-item>
        <text:list-item>
          <text:p text:style-name="P3">Start writing ViewPagerAdapterUTest</text:p>
          <text:p text:style-name="P3">a. test getCount() ~ easy</text:p>
          <text:p text:style-name="P3">b. test instantiateItem, then realize I will need to return a View, which will be CharacterView.</text:p>
          <text:p text:style-name="P3">c. Create CharacterView, make a small test to make sure FirstPageTest still works</text:p>
          <text:p text:style-name="P3">d. Point out that CharacterViewUTest does exist, but is advanced.</text:p>
          <text:p text:style-name="P3">e. complete instantiateItem test.</text:p>
        </text:list-item>
        <text:list-item>
          <text:p text:style-name="P3">Finish ViewPagerAdapterUTest</text:p>
          <text:p text:style-name="P3">a. test DestroyItem()</text:p>
          <text:p text:style-name="P3">b. test viewIsNotFromObject()</text:p>
        </text:list-item>
        <text:list-item>
          <text:p text:style-name="P3">Fill in DataAdapterClass with tests, choosing methods to implement based on ViewPagerAdapterUTest.</text:p>
        </text:list-item>
        <text:list-item>
          <text:p text:style-name="P3">Add ViewPager in MainActivity and main.xml. Run.</text:p>
        </text:list-item>
        <text:list-item>
          <text:p text:style-name="P3">Run all tests.</text:p>
        </text:list-item>
      </text:list>
      <text:p text:style-name="P1"/>
      <text:p text:style-name="P1">TODO:</text:p>
      <text:p text:style-name="P1">write test for CharacterView</text:p>
      <text:p text:style-name="P1">see if method isViewFromObject(View view, Object object) ever returns false.</text:p>
      <text:p text:style-name="P1">give credit to Rosie Karumi</text:p>
      <text:p text:style-name="P1">https://github.com/Karumi/Rosie/blob/master/sample/src/androidTest/java/com/karumi/rosie/sample/InjectedInstrumentationTest.java</text:p>
      <text:p text:style-name="P1">give credit to Chiuki</text:p>
      <text:p text:style-name="P1">https://github.com/chiuki/espresso-samples/blob/master/idling-resource-intent-service/app/src/androidTest/java/com/sqisland/espresso/idling_resource/intent_service/MainActivityTest.java</text:p>
      <text:p text:style-name="P1">give credit to Lorenzo Polidori</text:p>
      <text:p text:style-name="P1">http://stackoverflow.com/questions/31056918/wait-for-view-pager-animations-with-espresso</text:p>
      <text:p text:style-name="P1"/>
      <text:p text:style-name="P1">TO REMEMBER:</text:p>
      <text:p text:style-name="P1">verify(mockImageView).setImageDrawable(mockDrawable);</text:p>
      <text:p text:style-name="P1"/>
      <text:p text:style-name="P1">mockStatic(NamedDrawable.class);</text:p>
      <text:p text:style-name="P1">when(NamedDrawable.getDrawableFromName(mockContext, <text:s text:c="2"/></text:p>
      <text:p text:style-name="P1"><text:s text:c="6"/>leiaOName)).thenReturn(mockDrawable);</text:p>
      <text:p text:style-name="P1">add class name from static method to @PrepareFo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iti TC" svg:font-family="'Heiti T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Maldonado</meta:initial-creator>
    <meta:creation-date>2017-01-04T12:23:03</meta:creation-date>
    <meta:generator>OpenOffice/4.1.1$Unix OpenOffice.org_project/411m6$Build-9775</meta:generator>
    <dc:date>2017-01-06T15:44:01</dc:date>
    <dc:creator>Flo Maldonado</dc:creator>
    <meta:editing-duration>P1DT10H3M34S</meta:editing-duration>
    <meta:editing-cycles>5</meta:editing-cycles>
    <meta:document-statistic meta:table-count="0" meta:image-count="0" meta:object-count="0" meta:page-count="1" meta:paragraph-count="34" meta:word-count="165" meta:character-count="1644"/>
  </office:meta>
</office:document-meta>
</file>